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0c53b1" officeooo:paragraph-rsid="000c53b1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2pt" officeooo:rsid="000c53b1" officeooo:paragraph-rsid="000c53b1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cf938" officeooo:paragraph-rsid="000cf938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da548" officeooo:paragraph-rsid="000c53b1" style:font-size-asian="10.5pt" style:font-size-complex="12pt"/>
    </style:style>
    <style:style style:name="T1" style:family="text">
      <style:text-properties officeooo:rsid="000cf938"/>
    </style:style>
    <style:style style:name="T2" style:family="text">
      <style:text-properties officeooo:rsid="000da5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rksomhedsbeskrivelse</text:p>
      <text:p text:style-name="P2"/>
      <text:p text:style-name="P2"/>
      <text:p text:style-name="P2"/>
      <text:p text:style-name="P2">Forretningsgrundlag:</text:p>
      <text:p text:style-name="P2">Svømmehallen “Delfinen” <text:s/>ønsker et IT system, hvori medlemmer kan oprettes og indeles <text:span text:style-name="T2">i</text:span> type medlem: Aktivt eller passivt medlemskab og om det er junior, senior, motionist eller konkurrencesvømmer. </text:p>
      <text:p text:style-name="P2"/>
      <text:p text:style-name="P2">Mission:</text:p>
      <text:p text:style-name="P4"/>
      <text:p text:style-name="P4"/>
      <text:p text:style-name="P2">Vision:</text:p>
      <text:p text:style-name="P3">Delfinen regner med, at der kommer fortsat flere medlemmer og de skal derfor have et system, som kan holde styr på alle medlemmern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0:40:01.762094261</meta:creation-date>
    <dc:date>2016-11-21T10:58:32.060277934</dc:date>
    <meta:editing-duration>PT8M20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6" meta:word-count="55" meta:character-count="388" meta:non-whitespace-character-count="336"/>
  </office:meta>
</office:document-meta>
</file>